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d26" officeooo:paragraph-rsid="00124d26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24d26" officeooo:paragraph-rsid="00124d26" style:font-size-asian="22pt" style:font-weight-asian="bold" style:font-size-complex="22pt" style:font-weight-complex="bold"/>
    </style:style>
    <style:style style:name="P3" style:family="paragraph" style:parent-style-name="Standard">
      <style:text-properties fo:font-weight="bold" officeooo:rsid="0013a302" officeooo:paragraph-rsid="0013a302" style:font-weight-asian="bold" style:font-weight-complex="bold"/>
    </style:style>
    <style:style style:name="P4" style:family="paragraph" style:parent-style-name="Standard">
      <style:text-properties fo:font-weight="normal" officeooo:rsid="0013a302" officeooo:paragraph-rsid="0013a302" style:font-weight-asian="normal" style:font-weight-complex="normal"/>
    </style:style>
    <style:style style:name="P5" style:family="paragraph" style:parent-style-name="Standard">
      <style:text-properties fo:font-style="italic" style:text-underline-style="none" fo:font-weight="bold" officeooo:rsid="0013a302" officeooo:paragraph-rsid="0013a302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3a302" officeooo:paragraph-rsid="0013a302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156993" officeooo:paragraph-rsid="00156993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normal" fo:font-weight="normal" officeooo:rsid="0013a302" officeooo:paragraph-rsid="0013a30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56993" officeooo:paragraph-rsid="0015699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6141b" officeooo:paragraph-rsid="0016141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3b24cb" officeooo:paragraph-rsid="003b24c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bold" officeooo:rsid="003b24cb" officeooo:paragraph-rsid="003b24cb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break-before="page"/>
      <style:text-properties fo:font-weight="bold" officeooo:rsid="0013a302" officeooo:paragraph-rsid="0013a302" style:font-weight-asian="bold" style:font-weight-complex="bold"/>
    </style:style>
    <style:style style:name="P14" style:family="paragraph" style:parent-style-name="Standard">
      <style:paragraph-properties fo:padding="0.049cm" fo:border="0.06pt solid #000000"/>
      <style:text-properties fo:font-style="normal" fo:font-weight="normal" officeooo:rsid="003b24cb" officeooo:paragraph-rsid="003b24cb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break-before="page"/>
      <style:text-properties fo:font-style="normal" fo:font-weight="normal" officeooo:rsid="003b24cb" officeooo:paragraph-rsid="003d814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bold" officeooo:rsid="003b24cb" officeooo:paragraph-rsid="003d814c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3d814c" officeooo:paragraph-rsid="003d814c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3fdf5d" officeooo:paragraph-rsid="003fdf5d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normal" officeooo:rsid="003b24cb" officeooo:paragraph-rsid="003b24c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3d814c" officeooo:paragraph-rsid="003d814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3fdf5d" officeooo:paragraph-rsid="003fdf5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3d814c" officeooo:paragraph-rsid="003d814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padding="0.049cm" fo:border="0.06pt solid #000000"/>
      <style:text-properties fo:font-style="normal" style:text-underline-style="none" fo:font-weight="normal" officeooo:rsid="003d814c" officeooo:paragraph-rsid="003d814c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padding="0.049cm" fo:border="0.06pt solid #000000"/>
      <style:text-properties fo:font-style="normal" fo:font-weight="normal" officeooo:rsid="003fdf5d" officeooo:paragraph-rsid="003fdf5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padding="0.049cm" fo:border="0.06pt solid #000000"/>
      <style:text-properties fo:font-style="normal" fo:font-weight="bold" officeooo:rsid="003fdf5d" officeooo:paragraph-rsid="003fdf5d" style:font-style-asian="normal" style:font-weight-asian="bold" style:font-style-complex="normal" style:font-weight-complex="bold"/>
    </style:style>
    <style:style style:name="T1" style:family="text">
      <style:text-properties fo:font-style="italic" fo:font-weight="bold" officeooo:rsid="00156993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141b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officeooo:rsid="003875cc"/>
    </style:style>
    <style:style style:name="T5" style:family="text">
      <style:text-properties officeooo:rsid="003a18b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d814c" style:font-weight-asian="bold" style:font-weight-complex="bold"/>
    </style:style>
    <style:style style:name="T8" style:family="text">
      <style:text-properties officeooo:rsid="003d814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00080" loext:opacity="100%" fo:font-weight="bold" style:font-weight-asian="bold" style:font-weight-complex="bold"/>
    </style:style>
    <style:style style:name="T11" style:family="text">
      <style:text-properties fo:color="#55308d" loext:opacity="100%"/>
    </style:style>
    <style:style style:name="T12" style:family="text">
      <style:text-properties fo:color="#55308d" loext:opacity="100%" fo:font-weight="bold" style:font-weight-asian="bold" style:font-weight-complex="bold"/>
    </style:style>
    <style:style style:name="T13" style:family="text">
      <style:text-properties fo:color="#ff4000" loext:opacity="100%"/>
    </style:style>
    <style:style style:name="T14" style:family="text">
      <style:text-properties fo:color="#4b2204" loext:opacity="100%"/>
    </style:style>
    <style:style style:name="T15" style:family="text">
      <style:text-properties fo:color="#2a6099" loext:opacity="100%"/>
    </style:style>
    <style:style style:name="T16" style:family="text">
      <style:text-properties fo:color="#158466" loext:opacity="100%"/>
    </style:style>
    <style:style style:name="T17" style:family="text">
      <style:text-properties officeooo:rsid="0041cafb"/>
    </style:style>
    <style:style style:name="T18" style:family="text">
      <style:text-properties fo:color="#666666" loext:opacity="100%"/>
    </style:style>
    <style:style style:name="T19" style:family="text">
      <style:text-properties fo:color="#666666" loext:opacity="100%" officeooo:rsid="0041ca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LUTTER</text:p>
      <text:p text:style-name="P1"/>
      <text:p text:style-name="P1">Página do Flutter <text:a xlink:type="simple" xlink:href="https://flutter.dev/" text:style-name="Internet_20_link" text:visited-style-name="Visited_20_Internet_20_Link">https://flutter.dev/</text:a> </text:p>
      <text:p text:style-name="P1">Documentação do Flutter <text:a xlink:type="simple" xlink:href="https://flutter.dev/docs" text:style-name="Internet_20_link" text:visited-style-name="Visited_20_Internet_20_Link">https://flutter.dev/docs</text:a> </text:p>
      <text:p text:style-name="P1"/>
      <text:p text:style-name="P1"/>
      <text:p text:style-name="P13"><text:span text:style-name="T4">L</text:span>inhas de comando Flutter</text:p>
      <text:p text:style-name="P3"/>
      <text:p text:style-name="P6"><text:tab/>flutter doctor</text:p>
      <text:p text:style-name="P8">Avalia se o sistema está OK para rodar o flutter;</text:p>
      <text:p text:style-name="P3"/>
      <text:p text:style-name="P5"><text:tab/>flutter create nomeDoProjeto</text:p>
      <text:p text:style-name="P4">Cria dentro do diretório atual um projeto com o nome indicado;</text:p>
      <text:p text:style-name="P4"/>
      <text:p text:style-name="P4"><text:tab/><text:span text:style-name="T1">flutter emulators</text:span></text:p>
      <text:p text:style-name="P9">Pesquisa os emuladores disponíveis, e retorna seus IDs;</text:p>
      <text:p text:style-name="P9"/>
      <text:p text:style-name="P7"><text:tab/>flutter emulator<text:span text:style-name="T5">s</text:span> - <text:s/>-launch idDoEmulador</text:p>
      <text:p text:style-name="P9">Roda o emulador indicado no ID, o ID é conseguido no <text:span text:style-name="T3">flutter emulators</text:span>;</text:p>
      <text:p text:style-name="P4"/>
      <text:p text:style-name="P4"><text:tab/><text:span text:style-name="T2">flutter run</text:span></text:p>
      <text:p text:style-name="P10">Esse comando deve ser executado depois que o emulador tiver sido lançado, entre na pasta que está o projeto desejado, use essa opção e o projeto vai rodar no emulador;</text:p>
      <text:p text:style-name="P10"/>
      <text:p text:style-name="P10"/>
      <text:p text:style-name="P15"><text:span text:style-name="T7">StatefulWidget – </text:span><text:span text:style-name="T8">Que podem ser atualizados em tempo de execução;</text:span></text:p>
      <text:p text:style-name="P17">StatelessWidget – <text:span text:style-name="T9">Que possuem conteúdo estático;</text:span></text:p>
      <text:p text:style-name="P20"/>
      <text:p text:style-name="P22">Os componentes que possuem estado devem sobrescrever o método <text:span text:style-name="T10">createState()</text:span> que retorna um <text:span text:style-name="T10">State&lt;StatefulWidget&gt; </text:span>e este por sua vez determina como o componente deve ser renderizado através do método <text:span text:style-name="T10">build(BuildContext context)</text:span>.</text:p>
      <text:p text:style-name="P22"/>
      <text:p text:style-name="P23"><text:span text:style-name="T13">class</text:span> <text:span text:style-name="T11">ContactListWidget</text:span> <text:span text:style-name="T13">extends</text:span> <text:span text:style-name="T11">StatefulWidget</text:span> {</text:p>
      <text:p text:style-name="P23"><text:s text:c="2"/><text:span text:style-name="T11">ContactListWidget</text:span>({<text:span text:style-name="T11">Key</text:span> key<text:span text:style-name="T11">,</text:span> <text:span text:style-name="T11">this</text:span>.title}) : <text:span text:style-name="T11">super</text:span>(key: key);</text:p>
      <text:p text:style-name="P23"/>
      <text:p text:style-name="P23"><text:s text:c="2"/><text:span text:style-name="T13">final</text:span> <text:span text:style-name="T11">String</text:span> title;</text:p>
      <text:p text:style-name="P23"/>
      <text:p text:style-name="P23"><text:s text:c="2"/>@<text:span text:style-name="T13">override</text:span></text:p>
      <text:p text:style-name="P23"><text:s text:c="2"/><text:span text:style-name="T11">_ContactListState createState()</text:span> =&gt; <text:span text:style-name="T11">_ContactListState()</text:span>;</text:p>
      <text:p text:style-name="P23">}</text:p>
      <text:p text:style-name="P22"/>
      <text:p text:style-name="P16">Hello World</text:p>
      <text:p text:style-name="P12"/>
      <text:p text:style-name="P14">import 'package:flutter/material.dart';</text:p>
      <text:p text:style-name="P14"/>
      <text:p text:style-name="P14">void main() =&gt; runApp(MyApp());</text:p>
      <text:p text:style-name="P14"/>
      <text:p text:style-name="P14">class MyApp extends StatelessWidget {</text:p>
      <text:p text:style-name="P14"><text:s text:c="2"/>@override</text:p>
      <text:p text:style-name="P14"><text:s text:c="2"/>Widget build(BuildContext context) {</text:p>
      <text:p text:style-name="P14"><text:s text:c="4"/>return MaterialApp(</text:p>
      <text:p text:style-name="P14"><text:s text:c="6"/>title: 'Welcome to Flutter',</text:p>
      <text:p text:style-name="P14"><text:s text:c="6"/>home: Scaffold(</text:p>
      <text:p text:style-name="P14"><text:s text:c="8"/>appBar: AppBar(</text:p>
      <text:p text:style-name="P14"><text:s text:c="10"/>title: const Text('Welcome to Flutter'),</text:p>
      <text:p text:style-name="P14"><text:s text:c="8"/>),</text:p>
      <text:p text:style-name="P14"><text:s text:c="8"/>body: const Center(</text:p>
      <text:p text:style-name="P14"><text:s text:c="10"/>child: Text('Hello World'), </text:p>
      <text:p text:style-name="P14"><text:s text:c="8"/>),</text:p>
      <text:p text:style-name="P14"><text:s text:c="6"/>),</text:p>
      <text:p text:style-name="P14"><text:s text:c="4"/>);</text:p>
      <text:p text:style-name="P14"><text:s text:c="2"/>}</text:p>
      <text:p text:style-name="P11"/>
      <text:p text:style-name="P11">Hello World Simplificado</text:p>
      <text:p text:style-name="P11"/>
      <text:p text:style-name="P11">import 'package:flutter/material.dart';</text:p>
      <text:p text:style-name="P11"/>
      <text:p text:style-name="P11">void main() {</text:p>
      <text:p text:style-name="P11"><text:s text:c="2"/>runApp(</text:p>
      <text:p text:style-name="P11"><text:s text:c="4"/>const Center(</text:p>
      <text:p text:style-name="P11"><text:s text:c="6"/>child: Text(</text:p>
      <text:p text:style-name="P11"><text:s text:c="8"/>'Hello, world!',</text:p>
      <text:p text:style-name="P11"><text:s text:c="8"/>textDirection: TextDirection.ltr,</text:p>
      <text:p text:style-name="P11"><text:s text:c="6"/>),</text:p>
      <text:p text:style-name="P11"><text:s text:c="4"/>),</text:p>
      <text:p text:style-name="P11"><text:s text:c="2"/>);</text:p>
      <text:p text:style-name="P11">}</text:p>
      <text:p text:style-name="P11"><text:soft-page-break/></text:p>
      <text:p text:style-name="P18">MaterialApp</text:p>
      <text:p text:style-name="P21">Um widget de conveniência que envolve vários widgets que são normalmente necessários para aplicativos que implementam Material Design.</text:p>
      <text:p text:style-name="P21">Normalmente fica dentro <text:span text:style-name="T6">runApp()</text:span>, substituindo o <text:span text:style-name="T6">myApp()</text:span>, </text:p>
      <text:p text:style-name="P11"/>
      <text:p text:style-name="P18">Scaffold</text:p>
      <text:p text:style-name="P21">Implementa a estrutura básica de layout visual do Material Design. Esta classe fornece APIs para mostrar drawers, snack bars, e bottom sheets.</text:p>
      <text:p text:style-name="P21">Normalmente fica dentro da MaterialApp, e dentro dessa nos podemos criar os outros widgets que serão renderizados e mostrados, </text:p>
      <text:p text:style-name="P21">A coisa mais imediata possível de perceber é que a tela escura é substituída por um fundo branco que preenchera toda a tela.</text:p>
      <text:p text:style-name="P21">Normalmente é definido dentro do <text:span text:style-name="T6">home: </text:span></text:p>
      <text:p text:style-name="P21"><text:span text:style-name="T9"/></text:p>
      <text:p text:style-name="P18">Appbar</text:p>
      <text:p text:style-name="P21">Uma barra de aplicativos do Material Design. Uma barra de aplicativos consiste em uma barra de ferramentas e potencialmente outros widgets, como TabBar e um FlexibleSpaceBar.</text:p>
      <text:p text:style-name="P21"/>
      <text:p text:style-name="P18">Exemplo de estrutura básica com os temas já estudados.</text:p>
      <text:p text:style-name="P18"/>
      <text:p text:style-name="P24"><text:span text:style-name="T12">void</text:span> main() =&gt; runApp(<text:span text:style-name="T15">MaterialApp</text:span>(</text:p>
      <text:p text:style-name="P24"><text:s text:c="6"/>home: <text:span text:style-name="T15">Scaffold</text:span>(</text:p>
      <text:p text:style-name="P24"><text:s text:c="8"/>appBar: <text:span text:style-name="T15">AppBar</text:span>(</text:p>
      <text:p text:style-name="P24"><text:s text:c="10"/>title: <text:span text:style-name="T15">Text</text:span>('<text:span text:style-name="T16">Transferências</text:span>'),</text:p>
      <text:p text:style-name="P24"><text:s text:c="8"/>),</text:p>
      <text:p text:style-name="P24"><text:s text:c="8"/>floatingActionButton: <text:span text:style-name="T15">FloatingActionButton</text:span>(</text:p>
      <text:p text:style-name="P24"><text:s text:c="10"/>onPressed: () { <text:s/>},</text:p>
      <text:p text:style-name="P24"><text:s text:c="10"/>child: <text:span text:style-name="T15">Icon</text:span>(<text:span text:style-name="T15">Icons</text:span>.add),</text:p>
      <text:p text:style-name="P24"><text:s text:c="8"/>), <text:span text:style-name="T18">// </text:span><text:span text:style-name="T19">FloatingActionButton</text:span></text:p>
      <text:p text:style-name="P24"><text:s text:c="6"/>), <text:span text:style-name="T18">// </text:span><text:span text:style-name="T19">Scaffold</text:span></text:p>
      <text:p text:style-name="P24"><text:s text:c="4"/>)); <text:span text:style-name="T18">// </text:span><text:span text:style-name="T19">materialApp</text:span></text:p>
      <text:p text:style-name="P25"/>
      <text:p text:style-name="P18"/>
      <text:p text:style-name="P2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20:41:04.565188386</meta:creation-date>
    <dc:date>2021-12-13T21:42:28.322028736</dc:date>
    <meta:editing-duration>P1DT7H9M16S</meta:editing-duration>
    <meta:editing-cycles>34</meta:editing-cycles>
    <meta:generator>LibreOffice/7.0.4.2$Linux_X86_64 LibreOffice_project/00$Build-2</meta:generator>
    <meta:document-statistic meta:table-count="0" meta:image-count="0" meta:object-count="0" meta:page-count="4" meta:paragraph-count="75" meta:word-count="390" meta:character-count="2996" meta:non-whitespace-character-count="2456"/>
  </office:meta>
</office:document-meta>
</file>